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200000438105B70EDB1D640EF.png" manifest:media-type="image/png"/>
  <manifest:file-entry manifest:full-path="Pictures/100002010000056200000438D2011C30C6069C42.png" manifest:media-type="image/png"/>
  <manifest:file-entry manifest:full-path="Pictures/100002010000056200000438A253E16F6D525F61.png" manifest:media-type="image/png"/>
  <manifest:file-entry manifest:full-path="Pictures/1000020100000562000004388359A30A50074F21.png" manifest:media-type="image/png"/>
  <manifest:file-entry manifest:full-path="Pictures/100002010000056200000438DBCF938049827B07.png" manifest:media-type="image/png"/>
  <manifest:file-entry manifest:full-path="Pictures/100002010000056200000438D18A197D5882F3AD.png" manifest:media-type="image/png"/>
  <manifest:file-entry manifest:full-path="Pictures/1000020100000562000004381130A0B9DB8B6C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9.098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0pt" style:font-size-asian="10pt" style:font-size-complex="18pt"/>
    </style:style>
    <style:style style:name="P4" style:family="paragraph">
      <loext:graphic-properties draw:fill="none" draw:fill-color="#000000"/>
      <style:text-properties fo:font-size="10pt" style:font-size-asian="10pt" style:font-size-complex="18pt"/>
    </style:style>
    <style:style style:name="T1" style:family="text">
      <style:text-properties fo:font-size="10pt" fo:font-weight="bold" fo:background-color="transparent" style:font-size-asian="10pt" style:font-weight-asian="bold" style:font-size-complex="18pt"/>
    </style:style>
    <style:style style:name="T2" style:family="text">
      <style:text-properties fo:font-size="10pt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cm">
          <draw:image xlink:href="Pictures/1000020100000562000004388359A30A50074F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cm">
          <draw:image xlink:href="Pictures/100002010000056200000438DBCF938049827B07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.001cm">
          <draw:image xlink:href="Pictures/100002010000056200000438D18A197D5882F3AD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-0.04cm">
          <draw:image xlink:href="Pictures/1000020100000562000004381130A0B9DB8B6C64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.001cm">
          <draw:image xlink:href="Pictures/100002010000056200000438D2011C30C6069C42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.001cm">
          <draw:image xlink:href="Pictures/100002010000056200000438105B70EDB1D640EF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cm">
          <draw:image xlink:href="Pictures/100002010000056200000438A253E16F6D525F61.png" xlink:type="simple" xlink:show="embed" xlink:actuate="onLoad">
            <text:p/>
          </draw:image>
        </draw:frame>
        <draw:frame draw:style-name="gr3" draw:text-style-name="P4" draw:layer="layout" svg:width="12.5cm" svg:height="9.348cm" svg:x="15.6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draw:frame draw:style-name="gr3" draw:text-style-name="P4" draw:layer="layout" svg:width="12.5cm" svg:height="9.348cm" svg:x="2.7cm" svg:y="11.5cm">
          <draw:text-box>
            <text:p text:style-name="P3"><text:span text:style-name="T1">*** </text:span><text:span text:style-name="T1">환자목록 화면</text:span></text:p>
            <text:p text:style-name="P3"><text:span text:style-name="T2">@url</text:span></text:p>
            <text:p text:style-name="P3"><text:span text:style-name="T2"><text:s text:c="4"/></text:span><text:span text:style-name="T2">patient/patientList</text:span></text:p>
            <text:p text:style-name="P3"><text:span text:style-name="T2">@file name</text:span></text:p>
            <text:p text:style-name="P3"><text:span text:style-name="T2"><text:s text:c="4"/></text:span><text:span text:style-name="T2">patientList.jsp</text:span></text:p>
            <text:p text:style-name="P3"><text:span text:style-name="T2">@DB table</text:span></text:p>
            <text:p text:style-name="P3"><text:span text:style-name="T2"><text:s text:c="4"/></text:span><text:span text:style-name="T2">TB_PATIENT</text:span></text:p>
            <text:p text:style-name="P3"><text:span text:style-name="T2">@DB column</text:span></text:p>
            <text:p text:style-name="P3"><text:span text:style-name="T2"><text:s text:c="4"/></text:span><text:span text:style-name="T2">PAT_CODE</text:span></text:p>
            <text:p text:style-name="P3"><text:span text:style-name="T2"><text:s text:c="4"/></text:span><text:span text:style-name="T2">EMP_ID</text:span></text:p>
            <text:p text:style-name="P3"><text:span text:style-name="T2"><text:s text:c="4"/></text:span><text:span text:style-name="T2">PAT_NAME</text:span></text:p>
            <text:p text:style-name="P3"><text:span text:style-name="T2"><text:s text:c="4"/></text:span><text:span text:style-name="T2">PAT_RRNUM</text:span></text:p>
            <text:p text:style-name="P3"><text:span text:style-name="T2"><text:s text:c="4"/></text:span><text:span text:style-name="T2">PAT_INSCODE</text:span></text:p>
            <text:p text:style-name="P3"><text:span text:style-name="T2"><text:s text:c="4"/></text:span><text:span text:style-name="T2">PAT_ADDRESS</text:span></text:p>
            <text:p text:style-name="P3"><text:span text:style-name="T2"><text:s text:c="4"/></text:span><text:span text:style-name="T2">PAT_PHONE</text:span></text:p>
            <text:p text:style-name="P3"><text:span text:style-name="T2"><text:s text:c="4"/></text:span><text:span text:style-name="T2">PAT_DISEASE</text:span></text:p>
            <text:p text:style-name="P3"><text:span text:style-name="T2"><text:s text:c="4"/></text:span><text:span text:style-name="T2">PAT_FIRSTDATE</text:span></text:p>
            <text:p text:style-name="P3"><text:span text:style-name="T2"><text:s text:c="4"/></text:span><text:span text:style-name="T2">PAT_REDATE</text:span></text:p>
            <text:p text:style-name="P3"><text:span text:style-name="T2"><text:s text:c="4"/></text:span><text:span text:style-name="T2">PAT_MEMO</text:span></text:p>
            <text:p text:style-name="P3"><text:span text:style-name="T2">@button</text:span></text:p>
            <text:p text:style-name="P3"><text:span text:style-name="T2"><text:s text:c="4"/></text:span><text:span text:style-name="T2">검색 </text:span><text:span text:style-name="T2">= </text:span><text:span text:style-name="T2">검색 타입과 내용에 따라 목록을 검색</text:span></text:p>
            <text:p text:style-name="P3"><text:span text:style-name="T2"><text:s text:c="4"/></text:span><text:span text:style-name="T2">페이지 번호 </text:span><text:span text:style-name="T2">= </text:span><text:span text:style-name="T2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7:18:37.989997046</meta:creation-date>
    <dc:date>2018-08-30T17:40:20.109328905</dc:date>
    <meta:editing-duration>PT21M41S</meta:editing-duration>
    <meta:editing-cycles>4</meta:editing-cycles>
    <meta:generator>LibreOffice/5.1.6.2$Linux_X86_64 LibreOffice_project/10m0$Build-2</meta:generator>
    <meta:document-statistic meta:object-count="54"/>
  </office:meta>
</office:document-meta>
</file>